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D40000018C63EC761F.png" manifest:media-type="image/pn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svg:stroke-width="0.1cm" svg:stroke-color="#00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7"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8" style:family="graphic" style:parent-style-name="objectwithoutfill">
      <style:graphic-properties draw:stroke="solid" svg:stroke-width="0.1cm" draw:marker-start="Arrow" draw:marker-start-width="0.45cm" draw:marker-end="Arrow" draw:marker-end-width="0.45cm" draw:fill="none"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auto-grow-height="true" draw:auto-grow-width="false" fo:max-height="0cm" fo:min-height="6.75cm"/>
    </style:style>
    <style:style style:name="gr10" style:family="graphic" style:parent-style-name="standard">
      <style:graphic-properties draw:ole-draw-aspect="1"/>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1.929cm"/>
    </style:style>
    <style:style style:name="pr4" style:family="presentation" style:parent-style-name="Predeterminado-outline1">
      <style:graphic-properties fo:min-height="11.93cm"/>
    </style:style>
    <style:style style:name="pr5" style:family="presentation" style:parent-style-name="Predeterminado-title">
      <style:graphic-properties draw:auto-grow-height="true" fo:min-height="3.506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text-align="center"/>
      <style:text-properties fo:font-size="18pt" fo:font-weight="bold" style:font-weight-asian="bold" style:font-weight-complex="bold"/>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text-properties style:text-underline-style="none"/>
    </style:style>
    <style:style style:name="P7" style:family="paragraph">
      <style:text-properties fo:color="#666666" style:text-underline-style="none"/>
    </style:style>
    <style:style style:name="P8" style:family="paragraph">
      <style:text-properties fo:color="#666666" fo:font-size="18pt" style:text-underline-style="none"/>
    </style:style>
    <style:style style:name="T1" style:family="text">
      <style:text-properties fo:font-size="28pt" style:font-size-asian="28pt" style:font-size-complex="28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2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666666" fo:font-family="'Courier 10 Pitch'" style:font-pitch="fixed"/>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family="Arial" style:font-family-generic="swiss" style:font-pitch="variable"/>
    </style:style>
    <style:style style:name="T11" style:family="text">
      <style:text-properties fo:color="#2300dc" fo:font-family="'Courier 10 Pitch'" style:font-pitch="fixed"/>
    </style:style>
    <style:style style:name="T12" style:family="text">
      <style:text-properties fo:color="#dc2300" fo:font-family="'Courier 10 Pitch'" style:font-pitch="fixed"/>
    </style:style>
    <style:style style:name="T13" style:family="text">
      <style:text-properties fo:color="#b84700" fo:font-family="'Courier 10 Pitch'" style:font-pitch="fixed"/>
    </style:style>
    <style:style style:name="T14" style:family="text">
      <style:text-properties fo:color="#666666" fo:font-family="'Courier 10 Pitch'" style:font-pitch="fixed" fo:font-size="18pt"/>
    </style:style>
    <style:style style:name="T15" style:family="text">
      <style:text-properties fo:color="#2300dc" fo:font-family="'Courier 10 Pitch'" style:font-pitch="fixed" fo:font-size="18pt"/>
    </style:style>
    <style:style style:name="T16" style:family="text">
      <style:text-properties fo:color="#dc2300" fo:font-family="'Courier 10 Pitch'" style:font-pitch="fixed" fo:font-size="18pt"/>
    </style:style>
    <style:style style:name="T17"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4">Comentar que el título está mal, que en realidad debería ser: Diseño e implementación de un sistema dinámico de puesta en marcha y administración de infraestructuras distribuidas de ejecución de trabajos</text:span></text:p>
              <text:p><text:span text:style-name="T4">Gestión de infraestructuras de ejecución de trabajos vs gestión de trabajos</text:span></text:p>
            </draw:text-box>
          </draw:frame>
        </presentation:notes>
      </draw:page>
      <draw:page draw:name="page2" draw:style-name="dp1" draw:master-page-name="Predeterminado"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Introducción</text:p>
          </draw:text-box>
        </draw:frame>
        <draw:frame presentation:style-name="pr3" draw:layer="layout" svg:width="24.639cm" svg:height="13.886cm" svg:x="1.4cm" svg:y="4.914cm" presentation:class="outline" presentation:user-transformed="true">
          <draw:text-box>
            <text:list text:style-name="L4">
              <text:list-item>
                <text:p>Aproximación clásica a la ejecución de trabajos:</text:p>
                <text:list>
                  <text:list-item>
                    <text:p><text:span text:style-name="T5">Cluster</text:span> de ordenadores</text:p>
                  </text:list-item>
                  <text:list-item>
                    <text:p>Computación en malla o <text:span text:style-name="T5">grid</text:span></text:p>
                  </text:list-item>
                </text:list>
              </text:list-item>
              <text:list-item>
                <text:p><text:span text:style-name="T6">Nueva aproximación a la ejecución de trabajos:</text:span></text:p>
                <text:list>
                  <text:list-item>
                    <text:p><text:span text:style-name="T6">Computación en la nube</text:span></text:p>
                    <text:list>
                      <text:list-item>
                        <text:p><text:span text:style-name="T6">Acceder a una aplicación cuya lógica y datos están situados en una localización remota</text:span></text:p>
                      </text:list-item>
                      <text:list-item>
                        <text:p>Problema: administración de la infraestructura</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4.639cm" svg:height="12.179cm" svg:x="1.4cm" svg:y="4.914cm" presentation:class="outline" presentation:user-transformed="true">
          <draw:text-box>
            <text:list text:style-name="L4">
              <text:list-item>
                <text:p>Herramientas de gestión de configuración</text:p>
                <text:list>
                  <text:list-item>
                    <text:p>Considerable avance en los últimos años</text:p>
                  </text:list-item>
                  <text:list-item>
                    <text:p>Describir y llevar a un sistema informático a un cierto estado</text:p>
                  </text:list-item>
                  <text:list-item>
                    <text:p>Iteración y convergencia</text:p>
                  </text:list-item>
                  <text:list-item>
                    <text:p>Capaces de administrar nodos en entornos heterogéneos y complejos</text:p>
                  </text:list-item>
                  <text:list-item>
                    <text:p>Incapaces de administrar infraestructuras distribuidas como una entidad propi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Puppet</text:p>
          </draw:text-box>
        </draw:frame>
        <draw:frame presentation:style-name="pr3" draw:layer="layout" svg:width="24.639cm" svg:height="12.179cm" svg:x="1.4cm" svg:y="4.914cm" presentation:class="outline">
          <draw:text-box>
            <text:list text:style-name="L4">
              <text:list-item>
                <text:p>Lenguaje declarativo: especificación de los distintos elementos de conguración (recursos)</text:p>
              </text:list-item>
              <text:list-item>
                <text:p>Programada en Ruby</text:p>
              </text:list-item>
              <text:list-item>
                <text:p>Permite ser extendida</text:p>
              </text:list-item>
              <text:list-item>
                <text:p>Configuración mediante manifiestos:</text:p>
              </text:list-item>
            </text:list>
          </draw:text-box>
        </draw:frame>
        <draw:frame draw:style-name="gr1" draw:text-style-name="P7" draw:layer="layout" svg:width="12.9cm" svg:height="4.673cm" svg:x="7.55cm" svg:y="13.8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1" draw:layer="layout" svg:width="16.799cm" svg:height="13.364cm" svg:x="2.1cm" svg:y="14.107cm" presentation:class="notes">
            <draw:text-box>
              <text:p>En la transparencia anterior hemos visto que el objetivo de las herramientas es describir y llevar a un sistema a un estado. Puppet usa para ello un lenguaje declarativo que se usa para especificar los elementos de configuración que en la terminología de Puppet se llaman recursos</text:p>
              <text:p>Al fichero en el que se especifican los recursos se le llama manifiesto. Explicar en detalle los manifiestos</text:p>
              <text:p/>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s de ejecución de trabajos distribuidos</text:p>
          </draw:text-box>
        </draw:frame>
        <draw:frame presentation:style-name="pr3" draw:layer="layout" svg:width="24.639cm" svg:height="15.086cm" svg:x="1.4cm" svg:y="4.914cm" presentation:class="outline" presentation:user-transformed="true">
          <draw:text-box>
            <text:list text:style-name="L4">
              <text:list-item>
                <text:p>AppScale</text:p>
                <text:list>
                  <text:list-item>
                    <text:p>Implementación de código abierto del App Engine de Google</text:p>
                  </text:list-item>
                  <text:list-item>
                    <text:p>Alojamiento de aplicaciones web y ejecución de trabajos</text:p>
                  </text:list-item>
                  <text:list-item>
                    <text:p>Nodos de muy diversos tipos</text:p>
                  </text:list-item>
                </text:list>
              </text:list-item>
              <text:list-item>
                <text:p>TORQUE</text:p>
                <text:list>
                  <text:list-item>
                    <text:p>Infraestructura clásica de ejecución de trabajos</text:p>
                  </text:list-item>
                  <text:list-item>
                    <text:p>Nodos de tipo maestro o computació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1" draw:layer="layout" svg:width="16.799cm" svg:height="13.364cm" svg:x="2.1cm" svg:y="14.107cm" presentation:class="notes">
            <draw:text-box>
              <text:p>TORQUE es, junto con Condor, una de las infraestructuras clásicas de ejecución de trabajos...</text:p>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 de servicios web en tres niveles</text:p>
          </draw:text-box>
        </draw:frame>
        <draw:frame presentation:style-name="pr3" draw:layer="layout" svg:width="24.639cm" svg:height="12.179cm" svg:x="1.2cm" svg:y="6.421cm" presentation:class="outline" presentation:user-transformed="true">
          <draw:text-box>
            <text:list text:style-name="L4">
              <text:list-item>
                <text:p>Balanceador de carga: distribuir las peticiones web a los servidores web</text:p>
              </text:list-item>
              <text:list-item>
                <text:p>Servidores web: procesar peticiones web; lectura o escritura en una base de datos</text:p>
              </text:list-item>
              <text:list-item>
                <text:p>Base de datos: almacenamiento de la información</text:p>
              </text:list-item>
            </text:list>
          </draw:text-box>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4.486cm" svg:x="1.4cm" svg:y="4.914cm" presentation:class="outline" presentation:user-transformed="true">
          <draw:text-box>
            <text:list text:style-name="L4">
              <text:list-item>
                <text:p>Recursos locales</text:p>
                <text:list>
                  <text:list-item>
                    <text:p>Clásicos en Puppet</text:p>
                  </text:list-item>
                  <text:list-item>
                    <text:p>Locales a un nodo</text:p>
                  </text:list-item>
                </text:list>
              </text:list-item>
              <text:list-item>
                <text:p>Recursos distribuidos</text:p>
                <text:list>
                  <text:list-item>
                    <text:p>No existen en Puppet</text:p>
                  </text:list-item>
                  <text:list-item>
                    <text:p>Características propias comunes:</text:p>
                    <text:list>
                      <text:list-item>
                        <text:p>Dependencia</text:p>
                      </text:list-item>
                      <text:list-item>
                        <text:p>Disponibilidad</text:p>
                      </text:list-item>
                      <text:list-item>
                        <text:p>Monitorización básica</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user-transformed="true">
            <draw:text-box>
              <text:p>La modelización clásica en Puppet es a través de recursos locales. Para el nodo A decimos que debe tener los ficheros 1 y 2. Para el nodo B decimos que debe tener el fichero 2 y el usuario 1.</text:p>
              <text:p>Sin embargo en el proyecto estamos modelando un recurso distribuido, que no pertenece a ningún nodo en concreto...</text:p>
            </draw:text-box>
          </draw:frame>
        </presentation:notes>
      </draw:page>
      <draw:page draw:name="page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 draw:text-style-name="P5" draw:layer="layout" svg:width="16.799cm" svg:height="13.364cm" svg:x="2.1cm" svg:y="14.107cm" presentation:class="notes">
            <draw:text-box>
              <text:p><text:span text:style-name="T4">Modelado de recursos en Puppet. En su versión más general</text:span></text:p>
              <text:p><text:span text:style-name="T4">Tipo =&gt; Qué; Proveedor =&gt; Cómo</text:span></text:p>
              <text:p><text:span text:style-name="T4">Una vez explicado, usar el ejemplo del recurso fichero para que quede claro: la especificación de un recurso fichero implica que el proveedor debe usar las órdenes del sistema operativo para crear un nuevo fichero</text:span></text:p>
            </draw:text-box>
          </draw:frame>
        </presentation:notes>
      </draw:page>
      <draw:page draw:name="page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 distribuidos</text:p>
          </draw:text-box>
        </draw:frame>
        <draw:frame presentation:style-name="pr3" draw:layer="layout" svg:width="24.639cm" svg:height="14.686cm" svg:x="1.4cm" svg:y="4.914cm" presentation:class="outline" presentation:user-transformed="true">
          <draw:text-box>
            <text:list text:style-name="L4">
              <text:list-item>
                <text:p>Tipo <text:span text:style-name="T8">Recurso distribuido</text:span></text:p>
                <text:list>
                  <text:list-item>
                    <text:p>Nombre</text:p>
                  </text:list-item>
                  <text:list-item>
                    <text:p>Fichero de dominio</text:p>
                  </text:list-item>
                  <text:list-item>
                    <text:p>Conjunto de máquinas físicas</text:p>
                  </text:list-item>
                </text:list>
              </text:list-item>
              <text:list-item>
                <text:p>Proveedor <text:span text:style-name="T9">Recurso distribuido</text:span></text:p>
                <text:list>
                  <text:list-item>
                    <text:p>Puesta en marcha</text:p>
                  </text:list-item>
                  <text:list-item>
                    <text:p>Monitorización</text:p>
                  </text:list-item>
                  <text:list-item>
                    <text:p>Parad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 draw:layer="layout" svg:width="16.799cm" svg:height="13.364cm" svg:x="2.1cm" svg:y="14.107cm" presentation:class="notes">
            <draw:text-box>
              <text:p>Modelado de recursos distribuidos</text:p>
              <text:p>Hablar de partes comunes vs partes individuales</text:p>
            </draw:text-box>
          </draw:frame>
        </presentation:notes>
      </draw:page>
      <draw:page draw:name="page1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delado de recursos distribuidos</text:p>
          </draw:text-box>
        </draw:frame>
        <draw:frame presentation:style-name="pr3" draw:layer="layout" svg:width="24.639cm" svg:height="14.086cm" svg:x="1.4cm" svg:y="4.914cm" presentation:class="outline" presentation:user-transformed="true">
          <draw:text-box>
            <text:list text:style-name="L4">
              <text:list-item>
                <text:p><text:span text:style-name="T10">Tipo</text:span></text:p>
                <text:list>
                  <text:list-item>
                    <text:p><text:span text:style-name="T10">Añadir los atributos particulares de cada recurso</text:span></text:p>
                  </text:list-item>
                </text:list>
              </text:list-item>
              <text:list-item>
                <text:p><text:span text:style-name="T10">Proveedor</text:span></text:p>
                <text:list>
                  <text:list-item>
                    <text:p><text:span text:style-name="T10">Primera aproximación: proveedor genérico de recurso distribuido</text:span></text:p>
                    <text:list>
                      <text:list-item>
                        <text:p><text:span text:style-name="T10">Problema: Puppet no soporta herencia entre proveedores de distintos tipos</text:span></text:p>
                      </text:list-item>
                    </text:list>
                  </text:list-item>
                  <text:list-item>
                    <text:p><text:span text:style-name="T10">Segunda aproximación: proporcionar una clase Ruby con las funcionalidades comunes a todo tipo de proveedores: puesta en marcha, monitorización y parada</text:span> </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jemplo: Infraestructura de servicios web de tres niveles</text:p>
          </draw:text-box>
        </draw:frame>
        <draw:custom-shape draw:style-name="gr6" draw:text-style-name="P3" xml:id="id3" draw:id="id3" draw:layer="layout" svg:width="8cm" svg:height="2cm" svg:x="10cm" svg:y="6cm">
          <text:p text:style-name="P1"><text:span text:style-name="T2">Balanceador de carga</text:span></text:p>
          <draw:enhanced-geometry svg:viewBox="0 0 21600 21600" draw:mirror-horizontal="false" draw:mirror-vertical="false" draw:type="rectangle" draw:enhanced-path="M 0 0 L 21600 0 21600 21600 0 21600 0 0 Z N"/>
        </draw:custom-shape>
        <draw:custom-shape draw:style-name="gr6" draw:text-style-name="P3" xml:id="id2" draw:id="id2" draw:layer="layout" svg:width="6.6cm" svg:height="1.973cm" svg:x="5.4cm" svg:y="12.069cm">
          <text:p text:style-name="P1"><text:span text:style-name="T2">Servidor web</text:span></text:p>
          <draw:enhanced-geometry svg:viewBox="0 0 21600 21600" draw:type="rectangle" draw:enhanced-path="M 0 0 L 21600 0 21600 21600 0 21600 0 0 Z N"/>
        </draw:custom-shape>
        <draw:custom-shape draw:style-name="gr6" draw:text-style-name="P3" xml:id="id4" draw:id="id4" draw:layer="layout" svg:width="6.6cm" svg:height="2cm" svg:x="16cm" svg:y="12cm">
          <text:p text:style-name="P1"><text:span text:style-name="T2">Servidor web</text:span></text:p>
          <draw:enhanced-geometry svg:viewBox="0 0 21600 21600" draw:type="rectangle" draw:enhanced-path="M 0 0 L 21600 0 21600 21600 0 21600 0 0 Z N"/>
        </draw:custom-shape>
        <draw:custom-shape draw:style-name="gr6" draw:text-style-name="P3" xml:id="id1" draw:id="id1" draw:layer="layout" svg:width="6.6cm" svg:height="2cm" svg:x="10.7cm" svg:y="18cm">
          <text:p text:style-name="P1"><text:span text:style-name="T2">Base de datos</text:span></text:p>
          <draw:enhanced-geometry svg:viewBox="0 0 21600 21600" draw:type="rectangle" draw:enhanced-path="M 0 0 L 21600 0 21600 21600 0 21600 0 0 Z N"/>
        </draw:custom-shape>
        <draw:connector draw:style-name="gr7" draw:text-style-name="P1" draw:layer="layout" draw:type="line" svg:x1="14cm" svg:y1="18cm" svg:x2="8.7cm" svg:y2="14.042cm" draw:start-shape="id1" draw:start-glue-point="0" draw:end-shape="id2" draw:end-glue-point="2" svg:d="m14000 18000-5300-3958">
          <text:p/>
        </draw:connector>
        <draw:connector draw:style-name="gr8" draw:text-style-name="P1" draw:layer="layout" draw:type="line" svg:x1="8.7cm" svg:y1="12.069cm" svg:x2="14cm" svg:y2="8cm" draw:start-shape="id2" draw:start-glue-point="0" draw:end-shape="id3" draw:end-glue-point="2" svg:d="m8700 12069 5300-4069">
          <text:p/>
        </draw:connector>
        <draw:connector draw:style-name="gr7" draw:text-style-name="P1" draw:layer="layout" draw:type="line" svg:x1="14cm" svg:y1="8cm" svg:x2="19.3cm" svg:y2="12cm" draw:start-shape="id3" draw:start-glue-point="2" draw:end-shape="id4" draw:end-glue-point="0" svg:d="m14000 8000 5300 4000">
          <text:p/>
        </draw:connector>
        <draw:connector draw:style-name="gr7" draw:text-style-name="P1" draw:layer="layout" draw:type="line" svg:x1="14cm" svg:y1="18cm" svg:x2="19.3cm" svg:y2="14cm" draw:start-shape="id1" draw:start-glue-point="0" draw:end-shape="id4" draw:end-glue-point="2" svg:d="m14000 18000 5300-4000">
          <text:p/>
        </draw:connector>
        <presentation:notes draw:style-name="dp2">
          <office:forms form:automatic-focus="false" form:apply-design-mode="false"/>
          <draw:page-thumbnail draw:style-name="gr5" draw:layer="layout" svg:width="14.848cm" svg:height="11.136cm" svg:x="3.075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4cm" svg:y="4.914cm" presentation:class="outline" presentation:user-transformed="true">
          <draw:text-box>
            <text:list text:style-name="L4">
              <text:list-item>
                <text:p>Tipo</text:p>
              </text:list-item>
            </text:list>
          </draw:text-box>
        </draw:frame>
        <draw:frame draw:style-name="gr9" draw:text-style-name="P7" draw:layer="layout" svg:width="25.8cm" svg:height="7cm" svg:x="1.1cm" svg:y="7.4cm">
          <draw:text-box>
            <text:p><text:span text:style-name="T7">web {'</text:span><text:span text:style-name="T11">myweb</text:span><text:span text:style-name="T7">':</text:span></text:p>
            <text:p><text:span text:style-name="T7"><text:s text:c="3"/></text:span><text:span text:style-name="T12">balancer</text:span><text:span text:style-name="T7"> <text:s/>=&gt; ["155.210.155.175", "/var/tmp/lucid-lb.img"],</text:span></text:p>
            <text:p><text:span text:style-name="T7"><text:s text:c="3"/></text:span><text:span text:style-name="T12">server</text:span><text:span text:style-name="T7"> <text:s text:c="3"/>=&gt; ["/etc/puppet/modules/web/files/server-ips.txt",</text:span></text:p>
            <text:p><text:span text:style-name="T7"><text:s text:c="17"/></text:span><text:span text:style-name="T7">"/etc/puppet/modules/web/files/server-imgs.txt"],</text:span></text:p>
            <text:p><text:span text:style-name="T7"><text:s text:c="3"/></text:span><text:span text:style-name="T12">database</text:span><text:span text:style-name="T13"> <text:s/></text:span><text:span text:style-name="T7">=&gt; ["155.210.155.177", "/var/tmp/lucid-db.img"],</text:span></text:p>
            <text:p><text:span text:style-name="T7"><text:s text:c="3"/></text:span><text:span text:style-name="T11">vm_domain</text:span><text:span text:style-name="T7"> =&gt; "/etc/puppet/modules/web/files/template.xml",</text:span></text:p>
            <text:p><text:span text:style-name="T7"><text:s text:c="3"/></text:span><text:span text:style-name="T11">pool</text:span><text:span text:style-name="T7"> <text:s text:c="5"/>=&gt; ["155.210.155.70"],</text:span></text:p>
            <text:p><text:span text:style-name="T7"><text:s text:c="3"/></text:span><text:span text:style-name="T7">ensure <text:s text:c="3"/>=&gt; running,</text:span></text:p>
            <text:p><text:span text:style-name="T7">}</text:span></text:p>
          </draw:text-box>
        </draw:frame>
        <presentation:notes draw:style-name="dp2">
          <office:forms form:automatic-focus="false" form:apply-design-mode="false"/>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AppScale</text:p>
          </draw:text-box>
        </draw:frame>
        <draw:custom-shape draw:style-name="gr6" draw:text-style-name="P3" xml:id="id6" draw:id="id6" draw:layer="layout" svg:width="8cm" svg:height="3.15cm" svg:x="10cm" svg:y="6.2cm">
          <text:p text:style-name="P1"><text:span text:style-name="T2">Master</text:span></text:p>
          <text:p text:style-name="P1"><text:span text:style-name="T2">AppEngine</text:span></text:p>
          <text:p text:style-name="P1"><text:span text:style-name="T2">Database</text:span></text:p>
          <text:p text:style-name="P1"><text:span text:style-name="T2">Login</text:span></text:p>
          <draw:enhanced-geometry svg:viewBox="0 0 21600 21600" draw:mirror-horizontal="false" draw:mirror-vertical="false" draw:type="rectangle" draw:enhanced-path="M 0 0 L 21600 0 21600 21600 0 21600 0 0 Z N"/>
        </draw:custom-shape>
        <draw:custom-shape draw:style-name="gr6" draw:text-style-name="P3" xml:id="id5" draw:id="id5" draw:layer="layout" svg:width="6.6cm" svg:height="1.973cm" svg:x="5.35cm" svg:y="14cm">
          <text:p text:style-name="P1"><text:span text:style-name="T2">Open</text:span></text:p>
          <draw:enhanced-geometry svg:viewBox="0 0 21600 21600" draw:type="rectangle" draw:enhanced-path="M 0 0 L 21600 0 21600 21600 0 21600 0 0 Z N"/>
        </draw:custom-shape>
        <draw:custom-shape draw:style-name="gr6" draw:text-style-name="P3" xml:id="id7" draw:id="id7" draw:layer="layout" svg:width="6.6cm" svg:height="2cm" svg:x="16cm" svg:y="14cm">
          <text:p text:style-name="P1"><text:span text:style-name="T2">Open</text:span></text:p>
          <draw:enhanced-geometry svg:viewBox="0 0 21600 21600" draw:type="rectangle" draw:enhanced-path="M 0 0 L 21600 0 21600 21600 0 21600 0 0 Z N"/>
        </draw:custom-shape>
        <draw:connector draw:style-name="gr8" draw:text-style-name="P1" draw:layer="layout" draw:type="line" svg:x1="8.65cm" svg:y1="14cm" svg:x2="14cm" svg:y2="9.35cm" draw:start-shape="id5" draw:start-glue-point="0" draw:end-shape="id6" draw:end-glue-point="2" svg:d="m8650 14000 5350-4650">
          <text:p/>
        </draw:connector>
        <draw:connector draw:style-name="gr8" draw:text-style-name="P1" draw:layer="layout" draw:type="line" svg:x1="19.3cm" svg:y1="14cm" svg:x2="14cm" svg:y2="9.35cm" draw:start-shape="id7" draw:start-glue-point="0" draw:end-shape="id6" draw:end-glue-point="2" svg:d="m19300 14000-5300-4650">
          <text:p/>
        </draw:connector>
        <presentation:notes draw:style-name="dp2">
          <office:forms form:automatic-focus="false" form:apply-design-mode="false"/>
          <draw:page-thumbnail draw:style-name="gr5"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Tipo</text:p>
              </text:list-item>
            </text:list>
          </draw:text-box>
        </draw:frame>
        <draw:frame draw:style-name="gr9" draw:text-style-name="P8" draw:layer="layout" svg:width="25.8cm" svg:height="8.358cm" svg:x="1.1cm" svg:y="7.4cm">
          <draw:text-box>
            <text:p><text:span text:style-name="T14">appscale {'</text:span><text:span text:style-name="T15">myappscale</text:span><text:span text:style-name="T14">':</text:span></text:p>
            <text:p><text:span text:style-name="T14"><text:s text:c="3"/></text:span><text:span text:style-name="T16">master</text:span><text:span text:style-name="T14"> <text:s text:c="3"/>=&gt; ["155.210.155.73","/var/tmp/lucid-tor1.img"],</text:span></text:p>
            <text:p><text:span text:style-name="T14"><text:s text:c="3"/></text:span><text:span text:style-name="T16">appengine </text:span><text:span text:style-name="T14">=&gt; ["155.210.155.73","/var/tmp/lucid-tor1.img"],</text:span></text:p>
            <text:p><text:span text:style-name="T14"><text:s text:c="3"/></text:span><text:span text:style-name="T16">database</text:span><text:span text:style-name="T14"> <text:s/>=&gt; ["155.210.155.73","/var/tmp/lucid-tor1.img"],</text:span></text:p>
            <text:p><text:span text:style-name="T14"><text:s text:c="3"/></text:span><text:span text:style-name="T16">login</text:span><text:span text:style-name="T14"> <text:s text:c="4"/>=&gt; ["155.210.155.73","/var/tmp/lucid-tor1.img"],</text:span></text:p>
            <text:p><text:span text:style-name="T14"><text:s text:c="3"/></text:span><text:span text:style-name="T16">open</text:span><text:span text:style-name="T14"> <text:s text:c="5"/>=&gt; ["/etc/.../modules/appscale/files/open-ips.txt",</text:span></text:p>
            <text:p><text:span text:style-name="T14"><text:s text:c="17"/></text:span><text:span text:style-name="T14">"/etc/.../modules/appscale/files/open-imgs.txt"],</text:span></text:p>
            <text:p><text:span text:style-name="T14"><text:s text:c="3"/></text:span><text:span text:style-name="T15">vm_domain</text:span><text:span text:style-name="T14"> =&gt; "/etc/puppet/modules/appscale/files/template.xml",</text:span></text:p>
            <text:p><text:span text:style-name="T14"><text:s text:c="3"/></text:span><text:span text:style-name="T15">pool</text:span><text:span text:style-name="T14"> =&gt; ["155.210.155.70"],</text:span></text:p>
            <text:p><text:span text:style-name="T14"><text:s text:c="3"/></text:span><text:span text:style-name="T14">ensure =&gt; running,</text:span></text:p>
            <text:p><text:span text:style-name="T14">}</text:span></text:p>
          </draw:text-box>
        </draw:frame>
        <presentation:notes draw:style-name="dp2">
          <office:forms form:automatic-focus="false" form:apply-design-mode="false"/>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TORQUE</text:p>
          </draw:text-box>
        </draw:frame>
        <draw:custom-shape draw:style-name="gr6" draw:text-style-name="P3" xml:id="id8" draw:id="id8" draw:layer="layout" svg:width="6.6cm" svg:height="1.973cm" svg:x="5.35cm" svg:y="14cm">
          <text:p text:style-name="P1"><text:span text:style-name="T2">Computación</text:span></text:p>
          <draw:enhanced-geometry svg:viewBox="0 0 21600 21600" draw:type="rectangle" draw:enhanced-path="M 0 0 L 21600 0 21600 21600 0 21600 0 0 Z N"/>
        </draw:custom-shape>
        <draw:custom-shape draw:style-name="gr6" draw:text-style-name="P3" xml:id="id10" draw:id="id10" draw:layer="layout" svg:width="6.6cm" svg:height="2cm" svg:x="16cm" svg:y="14cm">
          <text:p text:style-name="P1"><text:span text:style-name="T2">Computación</text:span></text:p>
          <draw:enhanced-geometry svg:viewBox="0 0 21600 21600" draw:type="rectangle" draw:enhanced-path="M 0 0 L 21600 0 21600 21600 0 21600 0 0 Z N"/>
        </draw:custom-shape>
        <draw:connector draw:style-name="gr8" draw:text-style-name="P1" draw:layer="layout" draw:type="line" svg:x1="8.65cm" svg:y1="14cm" svg:x2="14cm" svg:y2="10cm" draw:start-shape="id8" draw:start-glue-point="0" draw:end-shape="id9" draw:end-glue-point="2" svg:d="m8650 14000 5350-4000">
          <text:p/>
        </draw:connector>
        <draw:connector draw:style-name="gr8" draw:text-style-name="P1" draw:layer="layout" draw:type="line" svg:x1="19.3cm" svg:y1="14cm" svg:x2="14cm" svg:y2="10cm" draw:start-shape="id10" draw:start-glue-point="0" draw:end-shape="id9" draw:end-glue-point="2" svg:d="m19300 14000-5300-4000">
          <text:p/>
        </draw:connector>
        <draw:custom-shape draw:style-name="gr6" draw:text-style-name="P3" xml:id="id9" draw:id="id9" draw:layer="layout" svg:width="6.6cm" svg:height="2cm" svg:x="10.7cm" svg:y="8cm">
          <text:p text:style-name="P1"><text:span text:style-name="T2">Maestro</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cm" svg:y="4.914cm" presentation:class="outline" presentation:user-transformed="true">
          <draw:text-box>
            <text:list text:style-name="L4">
              <text:list-item>
                <text:p>Tipo</text:p>
              </text:list-item>
            </text:list>
          </draw:text-box>
        </draw:frame>
        <draw:frame draw:style-name="gr9" draw:text-style-name="P8" draw:layer="layout" svg:width="25.8cm" svg:height="7cm" svg:x="1.1cm" svg:y="7.4cm">
          <draw:text-box>
            <text:p><text:span text:style-name="T14">torque {'</text:span><text:span text:style-name="T15">mytorque</text:span><text:span text:style-name="T14">':</text:span></text:p>
            <text:p><text:span text:style-name="T14"><text:s text:c="3"/></text:span><text:span text:style-name="T16">head</text:span><text:span text:style-name="T14"> <text:s text:c="3"/>=&gt; ["155.210.155.73", "/var/tmp/lucid-tor1.img"],</text:span></text:p>
            <text:p><text:span text:style-name="T14"><text:s text:c="3"/></text:span><text:span text:style-name="T16">compute</text:span><text:span text:style-name="T14"> =&gt; ["/etc/.../modules/torque/files/compute-ips.txt",</text:span></text:p>
            <text:p><text:span text:style-name="T14"><text:s text:c="15"/></text:span><text:span text:style-name="T14">"/etc/.../modules/torque/files/compute-imgs.txt"],</text:span></text:p>
            <text:p><text:span text:style-name="T14"><text:s text:c="3"/></text:span><text:span text:style-name="T15">vm_domain</text:span><text:span text:style-name="T14"> =&gt; "/etc/puppet/modules/torque/files/template.xml",</text:span></text:p>
            <text:p><text:span text:style-name="T14"><text:s text:c="3"/></text:span><text:span text:style-name="T15">pool</text:span><text:span text:style-name="T14"> <text:s text:c="5"/>=&gt; ["155.210.155.70"],</text:span></text:p>
            <text:p><text:span text:style-name="T14"><text:s text:c="3"/></text:span><text:span text:style-name="T14">ensure <text:s text:c="3"/>=&gt; running,</text:span></text:p>
            <text:p><text:span text:style-name="T14">}</text:span></text:p>
          </draw:text-box>
        </draw:frame>
        <presentation:notes draw:style-name="dp2">
          <office:forms form:automatic-focus="false" form:apply-design-mode="false"/>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3"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office:forms form:automatic-focus="false" form:apply-design-mode="false"/>
          <draw:page-thumbnail draw:style-name="gr5"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custom-shape draw:style-name="gr6" draw:text-style-name="P3" xml:id="id13" draw:id="id13" draw:layer="layout" svg:width="8cm" svg:height="2.95cm" svg:x="9.95cm" svg:y="5cm">
          <text:p text:style-name="P1"><text:span text:style-name="T2">Balanceador de carga</text:span></text:p>
          <text:p text:style-name="P1"><text:span text:style-name="T2"/></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6" draw:text-style-name="P3" xml:id="id12" draw:id="id12" draw:layer="layout" svg:width="6.6cm" svg:height="2.992cm" svg:x="5.35cm" svg:y="11cm">
          <text:p text:style-name="P1"><text:span text:style-name="T2">Servidor web</text:span></text:p>
          <text:p text:style-name="P1"><text:span text:style-name="T2"/></text:p>
          <text:p text:style-name="P1"><text:span text:style-name="T2">155.210.155.73</text:span></text:p>
          <draw:enhanced-geometry svg:viewBox="0 0 21600 21600" draw:type="rectangle" draw:enhanced-path="M 0 0 L 21600 0 21600 21600 0 21600 0 0 Z N"/>
        </draw:custom-shape>
        <draw:custom-shape draw:style-name="gr6" draw:text-style-name="P3" xml:id="id14" draw:id="id14" draw:layer="layout" svg:width="6.6cm" svg:height="2.95cm" svg:x="15.95cm" svg:y="11cm">
          <text:p text:style-name="P1"><text:span text:style-name="T2">Servidor web</text:span></text:p>
          <text:p text:style-name="P1"><text:span text:style-name="T2"/></text:p>
          <text:p text:style-name="P1"><text:span text:style-name="T2">155.210.155.178</text:span></text:p>
          <draw:enhanced-geometry svg:viewBox="0 0 21600 21600" draw:type="rectangle" draw:enhanced-path="M 0 0 L 21600 0 21600 21600 0 21600 0 0 Z N"/>
        </draw:custom-shape>
        <draw:custom-shape draw:style-name="gr6" draw:text-style-name="P3" xml:id="id11" draw:id="id11" draw:layer="layout" svg:width="6.6cm" svg:height="2.95cm" svg:x="10.65cm" svg:y="17cm">
          <text:p text:style-name="P1"><text:span text:style-name="T2">Base de datos</text:span></text:p>
          <text:p text:style-name="P1"><text:span text:style-name="T2"/></text:p>
          <text:p text:style-name="P1"><text:span text:style-name="T2">155.210.155.177</text:span></text:p>
          <draw:enhanced-geometry svg:viewBox="0 0 21600 21600" draw:type="rectangle" draw:enhanced-path="M 0 0 L 21600 0 21600 21600 0 21600 0 0 Z N"/>
        </draw:custom-shape>
        <draw:connector draw:style-name="gr7" draw:text-style-name="P1" draw:layer="layout" draw:type="line" svg:x1="13.95cm" svg:y1="17cm" svg:x2="8.65cm" svg:y2="13.992cm" draw:start-shape="id11" draw:start-glue-point="0" draw:end-shape="id12" draw:end-glue-point="2" svg:d="m13950 17000-5300-3008">
          <text:p/>
        </draw:connector>
        <draw:connector draw:style-name="gr8" draw:text-style-name="P1" draw:layer="layout" draw:type="line" svg:x1="8.65cm" svg:y1="11cm" svg:x2="13.95cm" svg:y2="7.95cm" draw:start-shape="id12" draw:start-glue-point="0" draw:end-shape="id13" draw:end-glue-point="2" svg:d="m8650 11000 5300-3050">
          <text:p/>
        </draw:connector>
        <draw:connector draw:style-name="gr7" draw:text-style-name="P1" draw:layer="layout" draw:type="line" svg:x1="13.95cm" svg:y1="7.95cm" svg:x2="19.25cm" svg:y2="11cm" draw:start-shape="id13" draw:start-glue-point="2" draw:end-shape="id14" draw:end-glue-point="0" svg:d="m13950 7950 5300 3050">
          <text:p/>
        </draw:connector>
        <draw:connector draw:style-name="gr7" draw:text-style-name="P1" draw:layer="layout" draw:type="line" svg:x1="13.95cm" svg:y1="17cm" svg:x2="19.25cm" svg:y2="13.95cm" draw:start-shape="id11" draw:start-glue-point="0" draw:end-shape="id14"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frame draw:style-name="standard" draw:layer="layout" svg:width="21.166cm" svg:height="15.662cm" svg:x="3.634cm" svg:y="4.343cm">
          <draw:plugin xlink:href="../videos/inicio-falloLQ2.og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5"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4" draw:layer="layout" svg:width="24.639cm" svg:height="12.18cm" svg:x="1.4cm" svg:y="4.914cm" presentation:class="outline">
          <draw:text-box>
            <text:list text:style-name="L4">
              <text:list-item>
                <text:p>Creación de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1"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draw:text-box>
          </draw:frame>
        </presentation:notes>
      </draw:page>
      <draw:page draw:name="page22"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3"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xtras</text:p>
          </draw:text-box>
        </draw:frame>
        <draw:frame presentation:style-name="pr4" draw:layer="layout" svg:width="24.639cm" svg:height="12.18cm" svg:x="1.4cm" svg:y="4.914cm" presentation:class="outline" presentation:placeholder="true">
          <draw:text-box/>
        </draw:frame>
        <presentation:notes draw:style-name="dp2">
          <office:forms form:automatic-focus="false" form:apply-design-mode="false"/>
          <draw:page-thumbnail draw:style-name="gr5" draw:layer="layout" svg:width="14.848cm" svg:height="11.136cm" svg:x="3.075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lgoritmo de elección de líder</text:p>
          </draw:text-box>
        </draw:frame>
        <draw:frame presentation:style-name="pr4" draw:layer="layout" svg:width="24.639cm" svg:height="14.686cm" svg:x="1.4cm" svg:y="4.914cm" presentation:class="outline" presentation:user-transformed="true">
          <draw:text-box>
            <text:list text:style-name="L4">
              <text:list-item>
                <text:p>Algoritmo peleón (<text:span text:style-name="T5">Bully algorithm</text:span>)</text:p>
                <text:list>
                  <text:list-item>
                    <text:p>Todos los nodos tratan periódicamente de convertirse en el líder</text:p>
                  </text:list-item>
                  <text:list-item>
                    <text:p>Si hay un líder, responderá negativamente</text:p>
                    <text:list>
                      <text:list-item>
                        <text:p>ID_Lider &lt; ID_Nodo_Cualquiera</text:p>
                      </text:list-item>
                    </text:list>
                  </text:list-item>
                  <text:list-item>
                    <text:p>Si no hay líder, el nodo con menor ID se convierte en el líder</text:p>
                    <text:list>
                      <text:list-item>
                        <text:p>ID_Nodo_23 &lt; ID_Nodo_56</text:p>
                      </text:list-item>
                      <text:list-item>
                        <text:p>ID_Nodo_23 &lt; ID_Nodo_47</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10" draw:layer="layout" svg:width="24.639cm" svg:height="12.18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5"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Servicios web</text:p>
          </draw:text-box>
        </draw:frame>
        <draw:frame presentation:style-name="pr4" draw:layer="layout" svg:width="24.639cm" svg:height="14.286cm" svg:x="1.4cm" svg:y="4.914cm" presentation:class="outline" presentation:user-transformed="true">
          <draw:text-box>
            <text:list text:style-name="L4">
              <text:list-item>
                <text:p>3 niveles (clásico)</text:p>
                <text:list>
                  <text:list-item>
                    <text:p>Capa de presentación: Apache</text:p>
                  </text:list-item>
                  <text:list-item>
                    <text:p>Capa lógica: Rails</text:p>
                  </text:list-item>
                  <text:list-item>
                    <text:p>Capa de persistencia: MySQL</text:p>
                  </text:list-item>
                </text:list>
              </text:list-item>
              <text:list-item>
                <text:p>3 niveles (proyecto)</text:p>
                <text:list>
                  <text:list-item>
                    <text:p>Balanceador de carga</text:p>
                  </text:list-item>
                  <text:list-item>
                    <text:p>Servidor web (Presentación + Lógica)</text:p>
                  </text:list-item>
                  <text:list-item>
                    <text:p>Base de datos (Persistenci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4" draw:text-style-name="P6" draw:layer="layout" svg:width="26.4cm" svg:height="15.086cm" svg:x="0.8cm" svg:y="4.914cm" presentation:class="outline" presentation:user-transformed="true">
          <draw:text-box>
            <text:list text:style-name="L4">
              <text:list-item>
                <text:p><text:span text:style-name="T17">Roles simples</text:span></text:p>
                <text:list>
                  <text:list-item>
                    <text:p><text:span text:style-name="T17">Shadow: Comprueba el estado en el que se encuentran el resto de nodos y se asegura de que están ejecutando los servicios que deben.</text:span></text:p>
                  </text:list-item>
                  <text:list-item>
                    <text:p><text:span text:style-name="T17">Load balancer: Servicio web que lleva a los usuarios a las aplicaciones. Posee también una página en la que informa del estado de todas las máquinas desplegadas.</text:span></text:p>
                  </text:list-item>
                  <text:list-item>
                    <text:p><text:span text:style-name="T17">AppEngine: Versión modificada de los SDKs de Google App Engine. Además de alojar las aplicaciones web añaden la capacidad de almacenar y recuperar datos de bases de datos que soporten el API de Google Datastore.</text:span></text:p>
                  </text:list-item>
                  <text:list-item>
                    <text:p><text:span text:style-name="T17">Database: Ejecuta los servicios necesarios para alojar a la base de datos elegida.</text:span></text:p>
                  </text:list-item>
                  <text:list-item>
                    <text:p><text:span text:style-name="T17">Login: La máquina principal que lleva a los usuarios a las aplicaciones App Engine. Difiere del Load Balancer en que esta es la única máquina desde la que se pueden hacer funciones administrativas. Puede haber muchas máquinas que hagan la función de Load Balancer pero sólo habrá una que haga función de Login.</text:span></text:p>
                  </text:list-item>
                  <text:list-item>
                    <text:p><text:span text:style-name="T17">Memcache: Proporciona soporte para almacenamiento en caché para las aplicaciones App Engine.</text:span></text:p>
                  </text:list-item>
                  <text:list-item>
                    <text:p><text:span text:style-name="T17">Zookeeper: Aloja los metadatos necesarios para hacer transacciones en las bases de datos.</text:span></text:p>
                  </text:list-item>
                  <text:list-item>
                    <text:p><text:span text:style-name="T17">Open: No ejecuta nada por defecto, pero está disponible en caso de que sea necesario. Estas máquinas son las utilizadas para ejecutar trabajos MPI.</text:spa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4" draw:layer="layout" svg:width="24.639cm" svg:height="14.886cm" svg:x="1.4cm" svg:y="4.914cm" presentation:class="outline" presentation:user-transformed="true">
          <draw:text-box>
            <text:list text:style-name="L4">
              <text:list-item>
                <text:p>Roles compuestos</text:p>
                <text:list>
                  <text:list-item>
                    <text:p>Controller: Shadow, Load Balancer, Database, Login y Zookeeper.</text:p>
                  </text:list-item>
                  <text:list-item>
                    <text:p>Servers: App Engine, Database y Load Balancer.</text:p>
                  </text:list-item>
                  <text:list-item>
                    <text:p>Master: Shadow, Load Balancer y Zookeeper.</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aaS, PaaS, Saas</text:p>
          </draw:text-box>
        </draw:frame>
        <draw:frame presentation:style-name="pr4" draw:layer="layout" svg:width="24.639cm" svg:height="16.6cm" svg:x="1.4cm" svg:y="4cm" presentation:class="outline" presentation:user-transformed="true">
          <draw:text-box>
            <text:list text:style-name="L4">
              <text:list-item>
                <text:p>IaaS</text:p>
                <text:list>
                  <text:list-item>
                    <text:p>Ofrecen recursos: CPU, red, disco duro</text:p>
                  </text:list-item>
                  <text:list-item>
                    <text:p>Ejemplos: Amazon EC2, Rackspace cloud</text:p>
                  </text:list-item>
                </text:list>
              </text:list-item>
              <text:list-item>
                <text:p>PaaS</text:p>
                <text:list>
                  <text:list-item>
                    <text:p>Proporcionan una infraestructura gestionada (escalabilidad, disponibilidad)</text:p>
                  </text:list-item>
                  <text:list-item>
                    <text:p>Ofrecen plataforma de desarrollo: lenguajes, tecnologías</text:p>
                  </text:list-item>
                  <text:list-item>
                    <text:p>Ejemplos: Google AppEngine, Heroku</text:p>
                  </text:list-item>
                </text:list>
              </text:list-item>
              <text:list-item>
                <text:p>SaaS</text:p>
                <text:list>
                  <text:list-item>
                    <text:p>Orientado a negocios</text:p>
                  </text:list-item>
                  <text:list-item>
                    <text:p>Consumición a través de la web</text:p>
                  </text:list-item>
                  <text:list-item>
                    <text:p>Ejemplos: Google Apps, SalesForce</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office:forms form:automatic-focus="false" form:apply-design-mode="false"/>
          <draw:page-thumbnail draw:style-name="gr5" draw:layer="layout" svg:width="14.848cm" svg:height="11.136cm" svg:x="3.075cm" svg:y="2.257cm" draw:page-number="30"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12-09-04T18:49:20</meta:creation-date>
    <dc:date>2012-09-11T19:32:05</dc:date>
    <dc:creator>david </dc:creator>
    <meta:editing-duration>PT15H29M51S</meta:editing-duration>
    <meta:editing-cycles>81</meta:editing-cycles>
    <meta:generator>LibreOffice/3.5$Linux_X86_64 LibreOffice_project/350m1$Build-2</meta:generator>
    <meta:printed-by>david </meta:printed-by>
    <meta:print-date>2012-09-11T18:22:01</meta:print-date>
    <meta:document-statistic meta:object-count="1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6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64cm" svg:height="12.181cm" xlink:href="." xlink:type="simple" chart:class="chart:circle" chart:style-name="ch1">
        <chart:legend chart:legend-position="end" svg:x="19.151cm" svg:y="4.342cm" style:legend-expansion="high" chart:style-name="ch2"/>
        <chart:plot-area chart:style-name="ch3" chart:data-source-has-labels="both" svg:x="0.492cm" svg:y="0.864cm" svg:width="18.167cm" svg:height="11.074cm">
          <chartooo:coordinate-region svg:x="4.748cm" svg:y="1.492cm" svg:width="9.719cm" svg:height="9.71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Documentación</text:p>
              </table:table-cell>
              <table:table-cell office:value-type="float" office:value="148">
                <text:p>148</text:p>
              </table:table-cell>
            </table:table-row>
            <table:table-row>
              <table:table-cell office:value-type="string">
                <text:p>Desarrollo</text:p>
              </table:table-cell>
              <table:table-cell office:value-type="float" office:value="385">
                <text:p>385</text:p>
              </table:table-cell>
            </table:table-row>
            <table:table-row>
              <table:table-cell office:value-type="string">
                <text:p>Pruebas</text:p>
              </table:table-cell>
              <table:table-cell office:value-type="float" office:value="36">
                <text:p>36</text:p>
              </table:table-cell>
            </table:table-row>
            <table:table-row>
              <table:table-cell office:value-type="string">
                <text:p>Memoria</text:p>
              </table:table-cell>
              <table:table-cell office:value-type="float" office:value="75">
                <text:p>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